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47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3" table:default-cell-style-name="Default"/>
        <table:table-column table:style-name="co6" table:default-cell-style-name="ce25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69];&quot;High&quot;;[.D5:.D469])" office:value-type="float" office:value="340">
            <text:p>340</text:p>
          </table:table-cell>
          <table:table-cell table:style-name="Default" table:formula="of:=SUMPRODUCT(([.C5:.C469]=&quot;High&quot;)*([.E5:.E469]=&quot;x&quot;)*[.D5:.D469])" office:value-type="float" office:value="79">
            <text:p>79</text:p>
          </table:table-cell>
          <table:table-cell table:formula="of:=SUMPRODUCT(([.C5:.C469]=&quot;High&quot;)*([.F5:.F469]=&quot;x&quot;)*[.D5:.D469])" office:value-type="float" office:value="76">
            <text:p>76</text:p>
          </table:table-cell>
          <table:table-cell table:formula="of:=SUMPRODUCT(([.C5:.C469]=&quot;High&quot;)*([.G5:.G469]=&quot;x&quot;)*[.D5:.D469])" office:value-type="float" office:value="74">
            <text:p>74</text:p>
          </table:table-cell>
          <table:table-cell table:formula="of:=SUMPRODUCT(([.C5:.C469]=&quot;High&quot;)*([.H5:.H469]=&quot;x&quot;)*[.D5:.D469])" office:value-type="float" office:value="41">
            <text:p>41</text:p>
          </table:table-cell>
          <table:table-cell table:style-name="Default" table:formula="of:=SUMPRODUCT(([.C5:.C469]=&quot;High&quot;)*([.I5:.I469]=&quot;x&quot;)*[.D5:.D469])" office:value-type="float" office:value="70">
            <text:p>70</text:p>
          </table:table-cell>
          <table:table-cell table:number-columns-repeated="2"/>
          <table:table-cell table:formula="of:=(497-93)/4" office:value-type="float" office:value="101">
            <text:p>101</text:p>
          </table:table-cell>
          <table:table-cell table:number-columns-repeated="3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69];&quot;Medium&quot;;[.D5:.D469])" office:value-type="float" office:value="150">
            <text:p>150</text:p>
          </table:table-cell>
          <table:table-cell table:style-name="Default" table:formula="of:=SUMPRODUCT(([.C5:.C469]=&quot;Medium&quot;)*([.E5:.E469]=&quot;x&quot;)*[.D5:.D469])" office:value-type="float" office:value="39">
            <text:p>39</text:p>
          </table:table-cell>
          <table:table-cell table:formula="of:=SUMPRODUCT(([.C5:.C469]=&quot;Medium&quot;)*([.F5:.F469]=&quot;x&quot;)*[.D5:.D469])" office:value-type="float" office:value="41">
            <text:p>41</text:p>
          </table:table-cell>
          <table:table-cell table:formula="of:=SUMPRODUCT(([.C5:.C469]=&quot;Medium&quot;)*([.G5:.G469]=&quot;x&quot;)*[.D5:.D469])" office:value-type="float" office:value="34">
            <text:p>34</text:p>
          </table:table-cell>
          <table:table-cell table:formula="of:=SUMPRODUCT(([.C5:.C469]=&quot;Medium&quot;)*([.H5:.H469]=&quot;x&quot;)*[.D5:.D469])" office:value-type="float" office:value="17">
            <text:p>17</text:p>
          </table:table-cell>
          <table:table-cell table:style-name="Default" table:formula="of:=SUMPRODUCT(([.C5:.C469]=&quot;Medium&quot;)*([.I5:.I469]=&quot;x&quot;)*[.D5:.D469])" office:value-type="float" office:value="19">
            <text:p>19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69];&quot;Low&quot;;[.D5:.D469])" office:value-type="float" office:value="7">
            <text:p>7</text:p>
          </table:table-cell>
          <table:table-cell table:style-name="Default" table:formula="of:=SUMPRODUCT(([.C5:.C469]=&quot;Low&quot;)*([.E5:.E469]=&quot;x&quot;)*[.D5:.D469])" office:value-type="float" office:value="0">
            <text:p>0</text:p>
          </table:table-cell>
          <table:table-cell table:formula="of:=SUMPRODUCT(([.C5:.C469]=&quot;Low&quot;)*([.F5:.F469]=&quot;x&quot;)*[.D5:.D469])" office:value-type="float" office:value="1">
            <text:p>1</text:p>
          </table:table-cell>
          <table:table-cell table:formula="of:=SUMPRODUCT(([.C5:.C469]=&quot;Low&quot;)*([.G5:.G469]=&quot;x&quot;)*[.D5:.D469])" office:value-type="float" office:value="2">
            <text:p>2</text:p>
          </table:table-cell>
          <table:table-cell table:formula="of:=SUMPRODUCT(([.C5:.C469]=&quot;Low&quot;)*([.H5:.H469]=&quot;x&quot;)*[.D5:.D469])" office:value-type="float" office:value="0">
            <text:p>0</text:p>
          </table:table-cell>
          <table:table-cell table:style-name="Default" table:formula="of:=SUMPRODUCT(([.C5:.C469]=&quot;Low&quot;)*([.I5:.I469]=&quot;x&quot;)*[.D5:.D469])" office:value-type="float" office:value="4">
            <text:p>4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<text:s/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XOGTN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EXOGTN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CS_0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CS_0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CS_0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CS_00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CS_00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CS_00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CS_00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CS_00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CS_00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office:value-type="string">
            <text:p>REG_PLF309_C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CS_00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CS_00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CS_00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REG_PLF309_C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PLF309_ECM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PLF309_ECM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CMS_005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CMS_006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7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08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09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ECMS_010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ECMS_01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9_EXOGTN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309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9_EXOGTN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309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9_SOC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REG_PLF_219_KS_0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9_K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9_KS_0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9_KS_001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REG_PLF_219_KS_0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_219_KS_001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08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0T08:52:13</dc:date>
    <dc:creator>exoplatform </dc:creator>
    <meta:editing-duration>PT2H32M42S</meta:editing-duration>
    <meta:editing-cycles>19</meta:editing-cycles>
    <meta:generator>LibreOffice/3.4$Unix LibreOffice_project/340m1$Build-402</meta:generator>
    <meta:document-statistic meta:table-count="2" meta:cell-count="2807" meta:object-count="0"/>
    <meta:user-defined meta:name="Info 1"/>
    <meta:user-defined meta:name="Info 2"/>
    <meta:user-defined meta:name="Info 3"/>
    <meta:user-defined meta:name="Info 4"/>
  </office:meta>
</office:document-meta>
</file>